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R-exp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ulna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ull-low</text:p>
          </table:table-cell>
          <table:table-cell office:value-type="string" calcext:value-type="string">
            <text:p>full-mid</text:p>
          </table:table-cell>
          <table:table-cell office:value-type="string" calcext:value-type="string">
            <text:p>full-high</text:p>
          </table:table-cell>
          <table:table-cell office:value-type="string" calcext:value-type="string">
            <text:p>arm-low</text:p>
          </table:table-cell>
          <table:table-cell office:value-type="string" calcext:value-type="string">
            <text:p>arm-mid</text:p>
          </table:table-cell>
          <table:table-cell office:value-type="string" calcext:value-type="string">
            <text:p>arm-high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ph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me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v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ts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arli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n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t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ts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ch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I2:.I13])" office:value-type="float" office:value="8.66666666666667" calcext:value-type="float">
            <text:p>8.66666666666667</text:p>
          </table:table-cell>
          <table:table-cell table:formula="of:=AVERAGE([.J2:.J13])" office:value-type="float" office:value="8.91666666666667" calcext:value-type="float">
            <text:p>8.91666666666667</text:p>
          </table:table-cell>
          <table:table-cell table:formula="of:=AVERAGE([.K2:.K13])" office:value-type="float" office:value="9.58333333333333" calcext:value-type="float">
            <text:p>9.58333333333333</text:p>
          </table:table-cell>
          <table:table-cell table:formula="of:=AVERAGE([.L2:.L13])" office:value-type="float" office:value="10.25" calcext:value-type="float">
            <text:p>10.25</text:p>
          </table:table-cell>
          <table:table-cell table:formula="of:=AVERAGE([.M2:.M13])" office:value-type="float" office:value="10.5" calcext:value-type="float">
            <text:p>10.5</text:p>
          </table:table-cell>
          <table:table-cell table:formula="of:=AVERAGE([.N2:.N13])" office:value-type="float" office:value="12.3333333333333" calcext:value-type="float">
            <text:p>12.3333333333333</text:p>
          </table:table-cell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ts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oxtro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m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ph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v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me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lie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me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me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cho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oxtro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bravo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charlie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echo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foxtrot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o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alpha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av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me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rli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echo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m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oxtrot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 table:number-rows-repeated="104855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13:37:43.971629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33:55.930235947</meta:creation-date>
    <dc:date>2023-05-02T11:49:10.892353307</dc:date>
    <meta:editing-duration>P1DT11H42M29S</meta:editing-duration>
    <meta:editing-cycles>19</meta:editing-cycles>
    <meta:generator>LibreOffice/6.4.7.2$Linux_X86_64 LibreOffice_project/40$Build-2</meta:generator>
    <meta:document-statistic meta:table-count="1" meta:cell-count="260" meta:object-count="0"/>
  </office:meta>
</office:document-meta>
</file>